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>
      <style:text-properties fo:language="en" fo:country="GB"/>
    </style:style>
    <style:style style:name="P15" style:parent-style-name="Paragraphedeliste" style:list-style-name="LFO1" style:family="paragraph">
      <style:text-properties fo:language="en" fo:country="GB"/>
    </style:style>
    <style:style style:name="P16" style:parent-style-name="Paragraphedeliste" style:list-style-name="LFO1" style:family="paragraph">
      <style:text-properties fo:language="en" fo:country="GB"/>
    </style:style>
    <style:style style:name="P17" style:parent-style-name="Paragraphedeliste" style:list-style-name="LFO1" style:family="paragraph">
      <style:text-properties fo:language="en" fo:country="GB"/>
    </style:style>
    <style:style style:name="P18" style:parent-style-name="Paragraphedeliste" style:list-style-name="LFO1" style:family="paragraph"/>
  </office:automatic-styles>
  <office:body>
    <office:text text:use-soft-page-breaks="true">
      <text:p text:style-name="P1">Lien BDE / Bar / Etudiants<text:s/>:</text:p>
      <text:p text:style-name="Normal">Une application permettant<text:s/>de lier les BDE, les étudiants et les bars de Lille. Cette application sera un réseau social.</text:p>
      <text:p text:style-name="Normal">Fonctionnalités :</text:p>
      <text:list text:style-name="LFO1" text:continue-numbering="true">
        <text:list-item>
          <text:p text:style-name="P2">Création de compte BDE</text:p>
        </text:list-item>
        <text:list-item>
          <text:p text:style-name="P3">Création de compte étudiant</text:p>
        </text:list-item>
        <text:list-item>
          <text:p text:style-name="P4">BDE ajoute/supprime/modifie des événements</text:p>
        </text:list-item>
        <text:list-item>
          <text:p text:style-name="P5">L’étudiant peut participer à un événement</text:p>
        </text:list-item>
        <text:list-item>
          <text:p text:style-name="P6">Liste de bar partenaire à l’application pour des promo<text:s/>(map/liste)</text:p>
        </text:list-item>
        <text:list-item>
          <text:p text:style-name="P7">Lister les événements BDE<text:s/>(date/calendrier)</text:p>
        </text:list-item>
        <text:list-item>
          <text:p text:style-name="P8">Fil d’actualités</text:p>
        </text:list-item>
      </text:list>
      <text:p text:style-name="Normal"/>
      <text:p text:style-name="Normal">Technologies :<text:s/></text:p>
      <text:list text:style-name="LFO1" text:continue-numbering="true">
        <text:list-item>
          <text:p text:style-name="P9">Front :<text:s/>React native (react)</text:p>
        </text:list-item>
        <text:list-item>
          <text:p text:style-name="P10">Back :</text:p>
          <text:list text:continue-numbering="true">
            <text:list-item>
              <text:p text:style-name="P11">API (symphony/python/c/java)</text:p>
            </text:list-item>
            <text:list-item>
              <text:p text:style-name="P12">BDD (mysql)</text:p>
            </text:list-item>
          </text:list>
        </text:list-item>
        <text:list-item>
          <text:p text:style-name="P13">Docker</text:p>
        </text:list-item>
      </text:list>
      <text:p text:style-name="Normal"/>
      <text:p text:style-name="Normal">Gestion de projet :</text:p>
      <text:list text:style-name="LFO1" text:continue-numbering="true">
        <text:list-item>
          <text:p text:style-name="P14">Trello</text:p>
        </text:list-item>
        <text:list-item>
          <text:p text:style-name="P15">Diagramme de GANTT</text:p>
        </text:list-item>
        <text:list-item>
          <text:p text:style-name="P16">Méthode agile</text:p>
        </text:list-item>
        <text:list-item>
          <text:p text:style-name="P17">Scrum</text:p>
        </text:list-item>
        <text:list-item>
          <text:p text:style-name="P18">Standup meeting toute les X temps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LEPINETTE</meta:initial-creator>
    <dc:creator>Nicolas LEPINETTE</dc:creator>
    <meta:creation-date>2021-09-21T07:39:00Z</meta:creation-date>
    <dc:date>2021-09-22T19:18:00Z</dc:date>
    <meta:template xlink:href="Normal" xlink:type="simple"/>
    <meta:editing-cycles>2</meta:editing-cycles>
    <meta:editing-duration>PT128340S</meta:editing-duration>
    <meta:document-statistic meta:page-count="1" meta:paragraph-count="1" meta:word-count="98" meta:character-count="636" meta:row-count="4" meta:non-whitespace-character-count="539"/>
  </office:meta>
</office:document-meta>
</file>